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util.*;</text:p>
      <text:p text:style-name="Standard">class Instance{</text:p>
      <text:p text:style-name="Standard"><text:s text:c="4"/>//private constructor</text:p>
      <text:p text:style-name="Standard"><text:s text:c="4"/>private Instance(){</text:p>
      <text:p text:style-name="Standard"><text:s text:c="8"/>count++;</text:p>
      <text:p text:style-name="Standard"><text:s text:c="4"/>}</text:p>
      <text:p text:style-name="Standard"><text:s text:c="4"/>static final int NO_OF_OBJECT = 5;</text:p>
      <text:p text:style-name="Standard"><text:s text:c="4"/>private static int count=1;</text:p>
      <text:p text:style-name="Standard"><text:s text:c="4"/>protected static Instance obj[] = new Instance[10];</text:p>
      <text:p text:style-name="Standard"><text:s text:c="4"/>protected static Instance getInstance(){</text:p>
      <text:p text:style-name="Standard"><text:s text:c="16"/>if(count &lt;= NO_OF_OBJECT)</text:p>
      <text:p text:style-name="Standard"><text:s text:c="20"/>return new Instance();</text:p>
      <text:p text:style-name="Standard"><text:s text:c="16"/>else</text:p>
      <text:p text:style-name="Standard"><text:s text:c="20"/>return null;</text:p>
      <text:p text:style-name="Standard"><text:s text:c="4"/>}</text:p>
      <text:p text:style-name="Standard">}</text:p>
      <text:p text:style-name="Standard">public class Main{</text:p>
      <text:p text:style-name="Standard"><text:s text:c="4"/>public static void main(String[] args){</text:p>
      <text:p text:style-name="Standard"><text:s text:c="8"/>try{</text:p>
      <text:p text:style-name="Standard"><text:s text:c="8"/>Instance c1 = Instance.getInstance();</text:p>
      <text:p text:style-name="Standard"><text:s text:c="8"/>System.out.println(c1.hashCode());</text:p>
      <text:p text:style-name="Standard"><text:s text:c="8"/>Instance c2 = Instance.getInstance();</text:p>
      <text:p text:style-name="Standard"><text:s text:c="8"/>System.out.println(c2.hashCode());</text:p>
      <text:p text:style-name="Standard"><text:s text:c="8"/>Instance c3 = Instance.getInstance();</text:p>
      <text:p text:style-name="Standard"><text:s text:c="8"/>System.out.println(c3.hashCode());</text:p>
      <text:p text:style-name="Standard"><text:s text:c="8"/>Instance c4 = Instance.getInstance();</text:p>
      <text:p text:style-name="Standard"><text:s text:c="8"/>Instance c5 = Instance.getInstance();</text:p>
      <text:p text:style-name="Standard"><text:s text:c="8"/></text:p>
      <text:p text:style-name="Standard"><text:s text:c="8"/>}</text:p>
      <text:p text:style-name="Standard"><text:s text:c="8"/>catch(Exception e){</text:p>
      <text:p text:style-name="Standard"><text:s text:c="12"/>System.out.println("Can not create more than 10 Instances -" +e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u M</meta:initial-creator>
    <meta:creation-date>2019-09-18T14:28:02</meta:creation-date>
    <meta:document-statistic meta:table-count="0" meta:image-count="0" meta:object-count="0" meta:page-count="1" meta:paragraph-count="34" meta:word-count="89" meta:character-count="972"/>
    <dc:date>2019-09-18T14:28:21</dc:date>
    <dc:creator>Charu M</dc:creator>
    <meta:editing-duration>PT19S</meta:editing-duration>
    <meta:editing-cycles>1</meta:editing-cycles>
    <meta:generator>OpenOffice/4.1.6$Unix OpenOffice.org_project/416m1$Build-9790</meta:generator>
  </office:meta>
</office:document-meta>
</file>